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Neue-LightCond1" svg:font-family="HelveticaNeue-LightCond"/>
    <style:font-face style:name="Mangal1" svg:font-family="Mangal"/>
    <style:font-face style:name="HelveticaNeue-LightCond" svg:font-family="HelveticaNeue-LightCond" style:font-family-generic="swiss"/>
    <style:font-face style:name="HelveticaNeue-MediumCond" svg:font-family="HelveticaNeue-MediumC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666666" style:font-name="HelveticaNeue-LightCond" fo:font-size="8pt" style:font-name-asian="HelveticaNeue-LightCond" style:font-size-asian="8pt" style:font-name-complex="HelveticaNeue-LightCond" style:font-size-complex="8pt"/>
    </style:style>
    <style:style style:name="P3" style:family="paragraph" style:parent-style-name="Standard">
      <style:paragraph-properties fo:text-align="start" style:justify-single-word="false" style:text-autospace="none"/>
      <style:text-properties fo:color="#666666" style:font-name="HelveticaNeue-LightCond" fo:font-size="8pt" style:font-name-asian="HelveticaNeue-LightCond" style:font-size-asian="8pt" style:font-name-complex="HelveticaNeue-LightCond" style:font-size-complex="8pt"/>
    </style:style>
    <style:style style:name="P4" style:family="paragraph" style:parent-style-name="Standard">
      <style:paragraph-properties fo:text-align="start" style:justify-single-word="false" style:text-autospace="none"/>
      <style:text-properties fo:color="#666666" style:font-name="HelveticaNeue-LightCond" fo:font-size="8pt" fo:font-weight="bold" style:font-name-asian="HelveticaNeue-LightCond" style:font-size-asian="8pt" style:font-weight-asian="bold" style:font-name-complex="HelveticaNeue-LightCond" style:font-size-complex="8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666666" style:font-name="HelveticaNeue-LightCond" fo:font-size="6pt" style:font-name-asian="HelveticaNeue-LightCond" style:font-size-asian="6pt" style:font-name-complex="HelveticaNeue-LightCond" style:font-size-complex="6pt"/>
    </style:style>
    <style:style style:name="P6" style:family="paragraph" style:parent-style-name="Standard">
      <style:paragraph-properties fo:text-align="start" style:justify-single-word="false"/>
      <style:text-properties fo:color="#666666" style:font-name="HelveticaNeue-LightCond1" fo:font-size="8pt" style:font-name-asian="HelveticaNeue-LightCond" style:font-size-asian="8pt" style:font-name-complex="HelveticaNeue-LightCond" style:font-size-complex="8pt"/>
    </style:style>
    <style:style style:name="P7" style:family="paragraph" style:parent-style-name="Standard">
      <style:paragraph-properties fo:text-align="start" style:justify-single-word="false" style:text-autospace="none"/>
      <style:text-properties fo:color="#666666" style:font-name="HelveticaNeue-LightCond1" fo:font-size="8pt" style:font-name-asian="HelveticaNeue-LightCond" style:font-size-asian="8pt" style:font-name-complex="HelveticaNeue-LightCond" style:font-size-complex="8pt"/>
    </style:style>
    <style:style style:name="P8" style:family="paragraph" style:parent-style-name="Standard">
      <style:paragraph-properties fo:text-align="start" style:justify-single-word="false" style:text-autospace="none"/>
      <style:text-properties fo:color="#666666" style:font-name="HelveticaNeue-MediumCond" fo:font-size="8pt" fo:font-weight="bold" style:font-name-asian="HelveticaNeue-MediumCond" style:font-size-asian="8pt" style:font-weight-asian="bold" style:font-name-complex="HelveticaNeue-MediumCond" style:font-size-complex="8pt" style:font-weight-complex="bold"/>
    </style:style>
    <style:style style:name="P9" style:family="paragraph" style:parent-style-name="_5f_Adresse_5f_Re">
      <style:paragraph-properties fo:text-align="start" style:justify-single-word="false" style:text-autospace="none"/>
      <style:text-properties fo:color="#666666" style:font-name="HelveticaNeue-LightCond" fo:font-size="8pt" style:font-name-asian="HelveticaNeue-LightCond" style:font-size-asian="8pt" style:font-name-complex="HelveticaNeue-LightCond" style:font-size-complex="8pt"/>
    </style:style>
    <style:style style:name="P10" style:family="paragraph" style:parent-style-name="Footer">
      <style:paragraph-properties>
        <style:tab-stops>
          <style:tab-stop style:position="8.964cm" style:type="right"/>
          <style:tab-stop style:position="17cm" style:type="right"/>
        </style:tab-stops>
      </style:paragraph-properties>
      <style:text-properties style:font-name="HelveticaNeue-LightCond1" fo:font-size="8pt" fo:font-weight="normal" style:font-size-asian="8pt" style:font-weight-asian="normal" style:font-size-complex="8pt" style:font-weight-complex="normal"/>
    </style:style>
    <style:style style:name="P11" style:family="paragraph" style:parent-style-name="Footer">
      <style:text-properties style:font-name="HelveticaNeue-LightCond1" fo:font-size="8pt" style:font-size-asian="8pt" style:font-size-complex="8pt"/>
    </style:style>
    <style:style style:name="P12" style:family="paragraph" style:parent-style-name="Footer">
      <style:paragraph-properties fo:margin-left="0.005cm" fo:margin-right="-0.15cm" fo:text-indent="0cm" style:auto-text-indent="false"/>
      <style:text-properties style:font-name="HelveticaNeue-LightCond1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Neue-LightCond1" svg:font-family="HelveticaNeue-LightCond"/>
    <style:font-face style:name="Mangal1" svg:font-family="Mangal"/>
    <style:font-face style:name="HelveticaNeue-LightCond" svg:font-family="HelveticaNeue-LightCond" style:font-family-generic="swiss"/>
    <style:font-face style:name="HelveticaNeue-MediumCond" svg:font-family="HelveticaNeue-MediumC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_5f_Adressüberschrift_5f_Fett" style:display-name="_Adressüberschrift_Fett" style:family="paragraph" style:parent-style-name="terp_5f_default_5f_9" style:master-page-name="">
      <style:paragraph-properties style:page-number="auto"/>
      <style:text-properties style:font-name="HelveticaNeue-LightCond1" fo:font-size="9pt" fo:font-weight="bold" style:font-size-asian="8pt" style:font-weight-asian="bold" style:font-size-complex="8pt" style:font-weight-complex="bold"/>
    </style:style>
    <style:style style:name="_5f_Adresse_5f_Re" style:display-name="_Adresse_Re" style:family="paragraph" style:parent-style-name="terp_5f_default_5f_9">
      <style:text-properties style:font-name="HelveticaNeue-LightCond1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usammenhalt" style:family="paragraph" style:parent-style-name="Standard" style:master-page-name="">
      <style:paragraph-properties fo:keep-together="auto" fo:orphans="0" fo:widows="0" style:page-number="auto" style:shadow="none" fo:keep-with-next="always"/>
      <style:text-properties style:font-name="HelveticaNeue-LightCond1" fo:font-size="8pt" style:font-size-asian="8pt" style:font-size-complex="8pt"/>
    </style:style>
    <style:style style:name="_5f_Standard_5f_Berichtskopf_5f_Abstand" style:display-name="_Standard_Berichtskopf_Abstand" style:family="paragraph" style:parent-style-name="Standard">
      <style:paragraph-properties fo:margin-top="5.001cm" fo:margin-bottom="0cm" style:shadow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_5f_Adresse_5f_Re_5f_Oberhalb" style:display-name="_Adresse_Re_Oberhalb" style:family="graphic" style:parent-style-name="Frame">
      <style:graphic-properties svg:width="6.214cm" fo:min-height="2.148cm" text:anchor-type="paragraph" svg:x="8.5cm" svg:y="0.199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inside" style:horizontal-rel="paragraph" fo:padding="0cm" fo:border="none" style:shadow="none"/>
    </style:style>
    <style:style style:name="_5f_Adresse_5f_Re_5f_Unterhalb" style:display-name="_Adresse_Re_Unterhalb" style:family="graphic" style:parent-style-name="Frame">
      <style:graphic-properties svg:width="6.228cm" fo:min-height="1.912cm" text:anchor-type="paragraph" svg:x="8.5cm" svg:y="0.416cm" fo:margin-left="0.201cm" fo:margin-right="0.201cm" fo:margin-top="0.201cm" fo:margin-bottom="0.201cm" style:run-through="foreground" style:wrap="run-through" style:number-wrapped-paragraphs="no-limit" style:vertical-pos="top" style:vertical-rel="paragraph" style:horizontal-pos="from-inside" style:horizontal-rel="paragraph" fo:padding="0cm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3.759cm" table:align="margins"/>
    </style:style>
    <style:style style:name="Tabelle1.A" style:family="table-column">
      <style:table-column-properties style:column-width="1.085cm" style:rel-column-width="18901*"/>
    </style:style>
    <style:style style:name="Tabelle1.B" style:family="table-column">
      <style:table-column-properties style:column-width="2.674cm" style:rel-column-width="46634*"/>
    </style:style>
    <style:style style:name="Tabelle1.1" style:family="table-row">
      <style:table-row-properties style:min-row-height="0.72cm"/>
    </style:style>
    <style:style style:name="Tabelle1.7" style:family="table-row">
      <style:table-row-properties style:min-row-height="0.552cm"/>
    </style:style>
    <style:style style:name="MP1" style:family="paragraph" style:parent-style-name="Frame_20_contents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/>
      <style:text-properties fo:color="#666666" style:font-name="HelveticaNeue-LightCond" fo:font-size="8pt" style:font-name-asian="HelveticaNeue-LightCond" style:font-size-asian="8pt" style:font-name-complex="HelveticaNeue-LightCond" style:font-size-complex="8pt"/>
    </style:style>
    <style:style style:name="MP3" style:family="paragraph" style:parent-style-name="Standard">
      <style:paragraph-properties fo:text-align="start" style:justify-single-word="false"/>
      <style:text-properties fo:color="#666666" style:font-name="HelveticaNeue-LightCond1" fo:font-size="8pt" style:font-name-asian="HelveticaNeue-LightCond" style:font-size-asian="8pt" style:font-name-complex="HelveticaNeue-LightCond" style:font-size-complex="8pt"/>
    </style:style>
    <style:style style:name="MP4" style:family="paragraph" style:parent-style-name="Standard">
      <style:paragraph-properties fo:text-align="start" style:justify-single-word="false" style:text-autospace="none"/>
      <style:text-properties fo:color="#666666" style:font-name="HelveticaNeue-MediumCond" fo:font-size="8pt" fo:font-weight="bold" style:font-name-asian="HelveticaNeue-MediumCond" style:font-size-asian="8pt" style:font-weight-asian="bold" style:font-name-complex="HelveticaNeue-MediumCond" style:font-size-complex="8pt" style:font-weight-complex="bold"/>
    </style:style>
    <style:style style:name="MP5" style:family="paragraph" style:parent-style-name="_5f_Adresse_5f_Re">
      <style:paragraph-properties fo:text-align="start" style:justify-single-word="false" style:text-autospace="none"/>
      <style:text-properties fo:color="#666666" style:font-name="HelveticaNeue-LightCond" fo:font-size="8pt" style:font-name-asian="HelveticaNeue-LightCond" style:font-size-asian="8pt" style:font-name-complex="HelveticaNeue-LightCond" style:font-size-complex="8pt"/>
    </style:style>
    <style:style style:name="MP6" style:family="paragraph" style:parent-style-name="Standard">
      <style:paragraph-properties fo:text-align="start" style:justify-single-word="false" style:text-autospace="none"/>
      <style:text-properties fo:color="#666666" style:font-name="HelveticaNeue-LightCond" fo:font-size="8pt" style:font-name-asian="HelveticaNeue-LightCond" style:font-size-asian="8pt" style:font-name-complex="HelveticaNeue-LightCond" style:font-size-complex="8pt"/>
    </style:style>
    <style:style style:name="MP7" style:family="paragraph" style:parent-style-name="Standard">
      <style:paragraph-properties fo:text-align="start" style:justify-single-word="false" style:text-autospace="none"/>
      <style:text-properties fo:color="#666666" style:font-name="HelveticaNeue-LightCond1" fo:font-size="8pt" style:font-name-asian="HelveticaNeue-LightCond" style:font-size-asian="8pt" style:font-name-complex="HelveticaNeue-LightCond" style:font-size-complex="8pt"/>
    </style:style>
    <style:style style:name="MP8" style:family="paragraph" style:parent-style-name="Standard">
      <style:paragraph-properties fo:text-align="start" style:justify-single-word="false" style:text-autospace="none"/>
      <style:text-properties fo:color="#666666" style:font-name="HelveticaNeue-LightCond" fo:font-size="6pt" style:font-name-asian="HelveticaNeue-LightCond" style:font-size-asian="6pt" style:font-name-complex="HelveticaNeue-LightCond" style:font-size-complex="6pt"/>
    </style:style>
    <style:style style:name="MP9" style:family="paragraph" style:parent-style-name="Standard">
      <style:paragraph-properties fo:text-align="start" style:justify-single-word="false" style:text-autospace="none"/>
      <style:text-properties fo:color="#666666" style:font-name="HelveticaNeue-LightCond" fo:font-size="8pt" fo:font-weight="bold" style:font-name-asian="HelveticaNeue-LightCond" style:font-size-asian="8pt" style:font-weight-asian="bold" style:font-name-complex="HelveticaNeue-LightCond" style:font-size-complex="8pt" style:font-weight-complex="bold"/>
    </style:style>
    <style:style style:name="MP10" style:family="paragraph" style:parent-style-name="Footer">
      <style:paragraph-properties>
        <style:tab-stops>
          <style:tab-stop style:position="8.964cm" style:type="right"/>
          <style:tab-stop style:position="17cm" style:type="right"/>
        </style:tab-stops>
      </style:paragraph-properties>
      <style:text-properties style:font-name="HelveticaNeue-LightCond1" fo:font-size="8pt" fo:font-weight="normal" style:font-size-asian="8pt" style:font-weight-asian="normal" style:font-size-complex="8pt" style:font-weight-complex="normal"/>
    </style:style>
    <style:style style:name="MP11" style:family="paragraph" style:parent-style-name="Footer">
      <style:text-properties style:font-name="HelveticaNeue-LightCond1" fo:font-size="8pt" style:font-size-asian="8pt" style:font-size-complex="8pt"/>
    </style:style>
    <style:style style:name="MP12" style:family="paragraph" style:parent-style-name="Footer">
      <style:paragraph-properties fo:margin-left="0.005cm" fo:margin-right="-0.15cm" fo:text-indent="0cm" style:auto-text-indent="false"/>
      <style:text-properties style:font-name="HelveticaNeue-LightCond1"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M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fr4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14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Rahmen1" text:anchor-type="paragraph" svg:x="14.711cm" svg:y="-0.34cm" svg:width="3.759cm" draw:z-index="0"><draw:text-box fo:min-height="6.385cm"><text:p text:style-name="MP1"><draw:frame draw:style-name="Mfr2" draw:name="image: asimage(o.company_id.logo, size_x=3.76, uom='cm', hold_ratio=True)" text:anchor-type="as-char" svg:width="3.761cm" svg:height="2.709cm" draw:z-index="3"><draw:text-box><text:p text:style-name="MP1"/></draw:text-box></draw:frame></text:p><table:table table:name="Tabelle1" table:style-name="Tabelle1"><table:table-column table:style-name="Tabelle1.A"/><table:table-column table:style-name="Tabelle1.B"/><table:table-row table:style-name="Tabelle1.1"><table:table-cell table:number-columns-spanned="2" office:value-type="string"><text:p text:style-name="MP2"/><text:p text:style-name="MP3"><text:text-input text:description="&lt;_()&gt;">Firmenhauptsitz:</text:text-input></text:p></table:table-cell><table:covered-table-cell/></table:table-row><table:table-row><table:table-cell table:number-columns-spanned="2" office:value-type="string"><text:p text:style-name="MP4"><text:text-input text:description="&lt;o.company_id.partner_id.name&gt;">Name</text:text-input></text:p></table:table-cell><table:covered-table-cell/></table:table-row><table:table-row><table:table-cell table:number-columns-spanned="2" office:value-type="string"><text:p text:style-name="MP5"><text:text-input text:description="&lt;o.company_id.partner_id.street&gt;">Straße</text:text-input></text:p></table:table-cell><table:covered-table-cell/></table:table-row><table:table-row><table:table-cell table:number-columns-spanned="2" office:value-type="string"><text:p text:style-name="MP6">A-<text:text-input text:description="&lt;o.company_id.partner_id.zip&gt;">PLZ</text:text-input> <text:text-input text:description="&lt;o.company_id.partner_id.city&gt;">City</text:text-input></text:p></table:table-cell><table:covered-table-cell/></table:table-row><table:table-row><table:table-cell office:value-type="string"><text:p text:style-name="MP7"><text:text-input text:description="&lt;_()&gt;">Tel.:</text:text-input></text:p></table:table-cell><table:table-cell office:value-type="string"><text:p text:style-name="MP8"><text:text-input text:description="&lt;o.company_id.partner_id.phone&gt;">+43 (0) 3172 38410-0</text:text-input></text:p></table:table-cell></table:table-row><table:table-row><table:table-cell office:value-type="string"><text:p text:style-name="MP7"><text:text-input text:description="&lt;_()&gt;">Fax:</text:text-input></text:p></table:table-cell><table:table-cell office:value-type="string"><text:p text:style-name="MP8"><text:text-input text:description="&lt;o.company_id.partner_id.fax&gt;">+43 (0) 3172 38410-4</text:text-input></text:p></table:table-cell></table:table-row><table:table-row table:style-name="Tabelle1.7"><table:table-cell office:value-type="string"><text:p text:style-name="MP7"><text:text-input text:description="&lt;_()&gt;">E-Mail:</text:text-input></text:p></table:table-cell><table:table-cell office:value-type="string"><text:p text:style-name="MP8"><text:text-input text:description="&lt;o.company_id.partner_id.email&gt;">info@fb-lighting.at</text:text-input></text:p></table:table-cell></table:table-row><table:table-row><table:table-cell table:number-columns-spanned="2" office:value-type="string"><text:p text:style-name="MP9"><text:text-input text:description="&lt;o.company_id.partner_id.website&gt;">www.fb-lighting.at</text:text-input></text:p></table:table-cell><table:covered-table-cell/></table:table-row></table:table><text:p text:style-name="Standard"/></draw:text-box></draw:frame><text:text-input text:description="&lt;setLang(o.partner_id.lang or &quot;de_DE&quot;)&gt;">Language</text:text-input></text:p>
      </style:header>
      <style:footer>
        <text:p text:style-name="Footer"><draw:frame draw:style-name="Mfr3" draw:name="Rahmen2" text:anchor-type="paragraph" svg:x="-0.014cm" svg:y="-0.467cm" svg:width="9.285cm" draw:z-index="1"><draw:text-box fo:min-height="1.342cm"><text:p text:style-name="MP10"><text:text-input text:description="&lt;_()&gt;">Firmenhauptsitz:</text:text-input><text:tab/><text:text-input text:description="&lt;_()&gt;">Seite</text:text-input> <text:page-number text:select-page="current">1</text:page-number> <text:text-input text:description="&lt;_()&gt;">von</text:text-input> <text:page-count>1</text:page-count></text:p><text:p text:style-name="MP11"><text:span text:style-name="MT1"><text:placeholder text:placeholder-type="text">&lt;o.company_id.name&gt;</text:placeholder></text:span>, <text:placeholder text:placeholder-type="text">&lt;o.company_id.street&gt;</text:placeholder>, A-<text:placeholder text:placeholder-type="text">&lt;o.company_id.zip&gt;</text:placeholder> <text:placeholder text:placeholder-type="text">&lt;o.company_id.city&gt;</text:placeholder></text:p><text:p text:style-name="MP11"><text:span text:style-name="MT2"><text:text-input text:description="&lt;_()&gt;">UID:</text:text-input></text:span> <text:placeholder text:placeholder-type="text">&lt;o.company_id.vat&gt;</text:placeholder>, <text:span text:style-name="MT2"><text:text-input text:description="&lt;_()&gt;">Firmenbuch:</text:text-input></text:span> <text:placeholder text:placeholder-type="text">&lt;o.company_id.company_registry&gt;</text:placeholder></text:p></draw:text-box></draw:frame><draw:frame draw:style-name="Mfr4" draw:name="Rahmen3" text:anchor-type="paragraph" svg:x="9.271cm" svg:y="-0.464cm" svg:width="9.73cm" draw:z-index="2"><draw:text-box fo:min-height="1.341cm"><text:p text:style-name="MP11"><text:text-input text:description="&lt;if test=&quot;o.company_id.partner_id.bank_ids&quot;&gt;">If bank_ids</text:text-input></text:p><text:p text:style-name="MP11"><text:text-input text:description="&lt;_()&gt;">Bankverbindung:</text:text-input></text:p><text:p text:style-name="MP12"><text:placeholder text:placeholder-type="text">&lt;o.company_id.partner_id.bank_ids[0].bank_name &gt;</text:placeholder></text:p><text:p text:style-name="MP12"><text:text-input text:description="&lt;_()&gt;">IBAN.:</text:text-input> <text:placeholder text:placeholder-type="text">&lt;o.company_id.partner_id.bank_ids[0].acc_number&gt;</text:placeholder>, <text:text-input text:description="&lt;_()&gt;">BIC.:</text:text-input> <text:placeholder text:placeholder-type="text">&lt;o.company_id.partner_id.bank_ids[0].bank_bic&gt;</text:placeholder></text:p><text:p text:style-name="MP12"><text:text-input text:description="&lt;/if&gt;">/if bank_ids</text:text-input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2T08:25:45.27</meta:creation-date>
    <dc:date>2013-04-17T10:14:57</dc:date>
    <meta:editing-duration>P1DT6H48M24S</meta:editing-duration>
    <meta:editing-cycles>101</meta:editing-cycles>
    <meta:generator>OpenOffice.org/3.3$Unix OpenOffice.org_project/330m20$Build-9567</meta:generator>
    <meta:document-statistic meta:table-count="1" meta:image-count="0" meta:object-count="0" meta:page-count="1" meta:paragraph-count="21" meta:word-count="43" meta:character-count="515"/>
  </office:meta>
</office:document-meta>
</file>